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57cm" fo:min-width="3.282cm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hatch" draw:fill-color="#ffffff" draw:fill-hatch-name="Black_20_45_20_Degrees" draw:textarea-horizontal-align="justify" draw:textarea-vertical-align="middle" draw:auto-grow-height="false" fo:min-height="0.357cm" fo:min-width="2.78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53cm" svg:stroke-color="#81d41a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96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color="#ffffff" draw:fill-hatch-name="Black_20_45_20_Degrees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cm" svg:y1="5.246cm" svg:x2="1.3cm" svg:y2="0.293cm">
          <text:p/>
        </draw:line>
        <draw:line draw:style-name="gr1" draw:text-style-name="P1" draw:layer="layout" svg:x1="1cm" svg:y1="4.983cm" svg:x2="10.526cm" svg:y2="4.983cm">
          <text:p/>
        </draw:line>
        <draw:custom-shape draw:style-name="gr2" draw:text-style-name="P2" draw:layer="layout" svg:width="3.81cm" svg:height="0.635cm" svg:x="3.713cm" svg:y="0.7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cm" svg:y1="5.256cm" svg:x2="3.7cm" svg:y2="0.303cm">
          <text:p/>
        </draw:line>
        <draw:line draw:style-name="gr3" draw:text-style-name="P1" draw:layer="layout" svg:x1="7.526cm" svg:y1="5.257cm" svg:x2="7.526cm" svg:y2="0.304cm">
          <text:p/>
        </draw:line>
        <draw:custom-shape draw:style-name="gr4" draw:text-style-name="P3" draw:layer="layout" svg:width="3.31cm" svg:height="0.635cm" svg:x="7.539cm" svg:y="0.72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713cm" svg:y1="4.865cm" svg:x2="7.523cm" svg:y2="4.865cm">
          <text:p/>
        </draw:line>
        <draw:line draw:style-name="gr6" draw:text-style-name="P1" draw:layer="layout" svg:x1="10.468cm" svg:y1="0.454cm" svg:x2="7.523cm" svg:y2="4.865cm">
          <text:p/>
        </draw:line>
        <draw:frame draw:style-name="gr7" draw:text-style-name="P4" draw:layer="layout" svg:width="2.708cm" svg:height="0.683cm" draw:transform="rotate (0.785398163397448) translate (1.173cm 2.096cm)">
          <draw:text-box>
            <text:p><text:span text:style-name="T1">(waiting time)</text:span></text:p>
          </draw:text-box>
        </draw:frame>
        <draw:frame draw:style-name="gr8" draw:text-style-name="P4" draw:layer="layout" svg:width="2.284cm" svg:height="0.683cm" svg:x="2.527cm" svg:y="5.144cm">
          <draw:text-box>
            <text:p><text:span text:style-name="T1">hard_begin</text:span></text:p>
          </draw:text-box>
        </draw:frame>
        <draw:frame draw:style-name="gr9" draw:text-style-name="P4" draw:layer="layout" svg:width="1.827cm" svg:height="0.683cm" svg:x="6.527cm" svg:y="5.145cm">
          <draw:text-box>
            <text:p><text:span text:style-name="T1">soft_end</text:span></text:p>
          </draw:text-box>
        </draw:frame>
        <draw:frame draw:style-name="gr10" draw:text-style-name="P4" draw:layer="layout" svg:width="2.686cm" svg:height="0.683cm" draw:transform="rotate (1.5707963267949) translate (0.472cm 4.186cm)">
          <draw:text-box>
            <text:p><text:span text:style-name="T1">Penalty </text:span><text:span text:style-name="T2">(cost)</text:span></text:p>
          </draw:text-box>
        </draw:frame>
        <draw:line draw:style-name="gr11" draw:text-style-name="P1" draw:layer="layout" svg:x1="10.702cm" svg:y1="0.083cm" svg:x2="10.468cm" svg:y2="0.4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76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8:42:05.751821819</meta:creation-date>
    <dc:date>2021-04-21T20:46:42.477730478</dc:date>
    <meta:editing-duration>PT8M36S</meta:editing-duration>
    <meta:editing-cycles>10</meta:editing-cycles>
    <meta:generator>LibreOffice/6.4.7.2$Linux_X86_64 LibreOffice_project/40$Build-2</meta:generator>
    <meta:document-statistic meta:object-count="13"/>
  </office:meta>
</office:document-meta>
</file>